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lification report of testTool v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5:31:02.386873570</meta:creation-date>
    <dc:date>2017-02-19T19:40:07.803707222</dc:date>
    <meta:editing-duration>PT2M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5" meta:character-count="37" meta:non-whitespace-character-count="33"/>
  </office:meta>
</office:document-meta>
</file>